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1.804cm"/>
    </style:style>
    <style:style style:name="Tabella2.B" style:family="table-column">
      <style:table-column-properties style:column-width="8.394cm"/>
    </style:style>
    <style:style style:name="Tabella2.C" style:family="table-column">
      <style:table-column-properties style:column-width="1.298cm"/>
    </style:style>
    <style:style style:name="Tabella2.D" style:family="table-column">
      <style:table-column-properties style:column-width="1.408cm"/>
    </style:style>
    <style:style style:name="Tabella2.E" style:family="table-column">
      <style:table-column-properties style:column-width="1.49cm"/>
    </style:style>
    <style:style style:name="Tabella2.F" style:family="table-column">
      <style:table-column-properties style:column-width="1.861cm"/>
    </style:style>
    <style:style style:name="Tabella2.G" style:family="table-column">
      <style:table-column-properties style:column-width="0.065cm"/>
    </style:style>
    <style:style style:name="Tabella2.H" style:family="table-column">
      <style:table-column-properties style:column-width="0.877cm"/>
    </style:style>
    <style:style style:name="Tabella2.I" style:family="table-column">
      <style:table-column-properties style:column-width="1.803cm"/>
    </style:style>
    <style:style style:name="Tabella2.1" style:family="table-row">
      <style:table-row-properties style:min-row-height="0.011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" fo:padding="0.097cm" fo:border-left="none" fo:border-right="none" fo:border-top="none" fo:border-bottom="0.5pt solid #b2b2b2"/>
    </style:style>
    <style:style style:name="Tabella2.B5" style:family="table-cell">
      <style:table-cell-properties style:vertical-align="" fo:padding="0.097cm" fo:border-left="none" fo:border-right="none" fo:border-top="none" fo:border-bottom="0.5pt solid #b2b2b2"/>
    </style:style>
    <style:style style:name="Tabella2.C5" style:family="table-cell">
      <style:table-cell-properties style:vertical-align="" fo:padding="0.097cm" fo:border-left="none" fo:border-right="none" fo:border-top="none" fo:border-bottom="0.5pt solid #b2b2b2"/>
    </style:style>
    <style:style style:name="Tabella2.D5" style:family="table-cell">
      <style:table-cell-properties style:vertical-align="" fo:padding="0.097cm" fo:border-left="none" fo:border-right="none" fo:border-top="none" fo:border-bottom="0.5pt solid #b2b2b2"/>
    </style:style>
    <style:style style:name="Tabella2.E5" style:family="table-cell">
      <style:table-cell-properties style:vertical-align="" fo:padding="0.097cm" fo:border-left="none" fo:border-right="none" fo:border-top="none" fo:border-bottom="0.5pt solid #b2b2b2"/>
    </style:style>
    <style:style style:name="Tabella2.F5" style:family="table-cell">
      <style:table-cell-properties style:vertical-align="" fo:padding="0.097cm" fo:border-left="none" fo:border-right="none" fo:border-top="none" fo:border-bottom="0.5pt solid #b2b2b2"/>
    </style:style>
    <style:style style:name="Tabella2.H5" style:family="table-cell">
      <style:table-cell-properties style:vertical-align="" fo:padding="0.097cm" fo:border-left="none" fo:border-right="none" fo:border-top="none" fo:border-bottom="0.5pt solid #b2b2b2"/>
    </style:style>
    <style:style style:name="Tabella2.I5" style:family="table-cell">
      <style:table-cell-properties style:vertical-align="" fo:padding="0.097cm" fo:border-left="none" fo:border-right="none" fo:border-top="none" fo:border-bottom="0.5pt solid #b2b2b2"/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padding="0.097cm" fo:border-left="none" fo:border-right="none" fo:border-top="none" fo:border-bottom="0.5pt solid #b2b2b2"/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C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I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e7412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e91533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e3d89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e3d893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e3d893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0" style:family="paragraph" style:parent-style-name="Standard">
      <loext:graphic-properties draw:fill="none" draw:fill-color="#ffffff"/>
      <style:paragraph-properties fo:text-align="start" style:justify-single-word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1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1efacd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1efacde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1f00c16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4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6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17" style:family="paragraph" style:parent-style-name="Standard">
      <style:text-properties fo:font-size="4pt" style:font-size-asian="3.5pt" style:font-size-complex="4pt"/>
    </style:style>
    <style:style style:name="P18" style:family="paragraph" style:parent-style-name="Standard">
      <style:paragraph-properties fo:text-align="start" style:justify-single-word="false"/>
    </style:style>
    <style:style style:name="P19" style:family="paragraph" style:parent-style-name="Standard">
      <style:text-properties fo:font-size="6pt" style:font-size-asian="5.25pt" style:font-size-complex="6pt"/>
    </style:style>
    <style:style style:name="P20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21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22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23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italic" fo:font-weight="normal" style:font-size-asian="6pt" style:font-style-asian="italic" style:font-weight-asian="normal" style:font-size-complex="6pt" style:font-style-complex="italic" style:font-weight-complex="normal" text:display="true"/>
    </style:style>
    <style:style style:name="P24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5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officeooo:paragraph-rsid="01c9bf70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P28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29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94d3a9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0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31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32" style:family="paragraph" style:parent-style-name="Text_20_body">
      <style:text-properties fo:font-size="6pt" style:font-size-asian="5.25pt" style:font-size-complex="6pt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e74126" style:font-size-asian="8pt" style:font-style-asian="normal" style:font-size-complex="8pt" style:font-style-complex="normal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e91533" style:font-size-asian="8pt" style:font-style-asian="normal" style:font-size-complex="8pt" style:font-style-complex="normal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74126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9153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a22b91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ce11e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e74126" style:font-size-asian="8pt" style:font-style-asian="normal" style:font-weight-asian="bold" style:font-size-complex="8pt" style:font-style-complex="normal" style:font-weight-complex="bold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e91533" style:font-size-asian="8pt" style:font-style-asian="normal" style:font-weight-asian="bold" style:font-size-complex="8pt" style:font-style-complex="normal" style:font-weight-complex="bold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e74126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e91533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f7194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1f54704" fo:background-color="transparent" style:font-size-asian="8pt" style:font-size-complex="8pt"/>
    </style:style>
    <style:style style:name="P5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ef979e" fo:background-color="transparent" style:font-size-asian="6pt" style:font-style-asian="italic" style:font-weight-asian="normal" style:font-size-complex="6pt" style:font-style-complex="italic" style:font-weight-complex="normal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f54704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8277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ec37f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4d70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71c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3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6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170e4fd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6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6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6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6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69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480ae7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0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1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7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7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e265b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0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81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b524ee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82" style:family="paragraph" style:parent-style-name="Standard">
      <loext:graphic-properties draw:fill="none"/>
      <style:paragraph-properties fo:margin-left="0cm" fo:margin-right="0.101cm" fo:margin-top="0cm" fo:margin-bottom="0cm" loext:contextual-spacing="false" fo:line-height="12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fo:color="#000000" style:font-name="Gotham Book" fo:font-size="8pt" fo:letter-spacing="normal" fo:language="it" fo:country="IT" fo:font-style="normal" style:text-underline-style="none" fo:font-weight="normal" officeooo:rsid="00481ece" officeooo:paragraph-rsid="01e265bc" style:letter-kerning="false" style:font-name-asian="Times New Roman" style:font-size-asian="8pt" style:font-style-asian="normal" style:font-weight-asian="normal" style:font-name-complex="Calibri1" style:font-size-complex="8pt" style:font-style-complex="normal" style:font-weight-complex="normal" style:text-scale="105%" text:display="true" style:text-overline-style="none" style:text-overline-color="font-color"/>
    </style:style>
    <style:style style:name="P83" style:family="paragraph" style:parent-style-name="Table_20_Contents">
      <loext:graphic-properties draw:fill="none"/>
      <style:paragraph-properties fo:margin-left="0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84" style:family="paragraph" style:parent-style-name="Table_20_Contents">
      <loext:graphic-properties draw:fill="none"/>
      <style:paragraph-properties fo:margin-left="0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d6b6bb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85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86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87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88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8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f86e40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9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f9ad45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91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f9ad45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T1" style:family="text">
      <style:text-properties fo:font-size="8pt" fo:background-color="transparent" loext:char-shading-value="0" style:font-size-asian="8pt" style:font-size-complex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4" style:family="text">
      <style:text-properties fo:font-size="2pt" officeooo:rsid="016a1d2a" fo:background-color="transparent" loext:char-shading-value="0" style:font-size-asian="2pt" style:font-size-complex="2pt"/>
    </style:style>
    <style:style style:name="T5" style:family="text">
      <style:text-properties fo:letter-spacing="0.007cm" style:font-name-asian="Times New Roman" style:font-name-complex="Microsoft Sans Serif" style:language-complex="ar" style:country-complex="SA"/>
    </style:style>
    <style:style style:name="T6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93c4ce" fo:background-color="transparent" loext:char-shading-value="0"/>
    </style:style>
    <style:style style:name="T13" style:family="text">
      <style:text-properties officeooo:rsid="0090aa57"/>
    </style:style>
    <style:style style:name="T14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15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16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fo:background-color="transparent" loext:char-shading-value="0" style:font-size-asian="6pt" style:language-asian="zxx" style:country-asian="none" style:font-weight-asian="normal" style:font-size-complex="6pt" style:font-weight-complex="normal" style:text-emphasize="none"/>
    </style:style>
    <style:style style:name="T17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18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19" style:family="text">
      <style:text-properties fo:font-variant="normal" fo:text-transform="none" style:text-outline="false" style:text-line-through-style="none" style:text-line-through-type="none" style:font-name="Gotham Book" fo:font-size="6pt" fo:font-style="italic" fo:text-shadow="none" fo:font-weight="normal" officeooo:rsid="00481ece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20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1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2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officeooo:rsid="016a1d2a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italic" style:font-weight-asian="normal" style:font-name-complex="Arial1" style:font-size-complex="7pt" style:font-style-complex="italic" style:font-weight-complex="normal" style:text-emphasize="none"/>
    </style:style>
    <style:style style:name="T25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fo:background-color="transparent" loext:char-shading-value="0" style:font-size-asian="7pt" style:language-asian="zxx" style:country-asian="none" style:font-style-asian="italic" style:font-weight-asian="normal" style:font-size-complex="7pt" style:font-style-complex="italic" style:font-weight-complex="normal" style:text-emphasize="none"/>
    </style:style>
    <style:style style:name="T26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style:font-name-asian="Arial" style:font-size-asian="7pt" style:language-asian="zxx" style:country-asian="none" style:font-style-asian="italic" style:font-weight-asian="normal" style:font-name-complex="Arial1" style:font-size-complex="7pt" style:font-style-complex="italic" style:font-weight-complex="normal" style:text-emphasize="none"/>
    </style:style>
    <style:style style:name="T27" style:family="text">
      <style:text-properties fo:font-variant="normal" fo:text-transform="none" style:text-outline="false" style:text-line-through-style="none" style:text-line-through-type="none" style:font-name="Gotham Book" fo:text-shadow="none" fo:font-weight="normal" fo:background-color="transparent" loext:char-shading-value="0" style:language-asian="zxx" style:country-asian="none" style:font-weight-asian="normal" style:font-weight-complex="normal" style:text-emphasize="none"/>
    </style:style>
    <style:style style:name="T28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style:letter-kerning="false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font-style="italic" fo:text-shadow="none" style:text-underline-style="none" fo:font-weight="normal" style:letter-kerning="false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6pt" fo:language="it" fo:country="IT" fo:font-style="normal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normal" style:font-weight-asian="normal" style:font-name-complex="Helvetica" style:font-size-complex="6pt" style:font-style-complex="normal" style:font-weight-complex="normal" style:text-emphasize="none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fo:font-size="6pt" fo:font-style="italic" fo:text-shadow="none" fo:font-weight="normal" fo:background-color="transparent" loext:char-shading-value="0" style:font-size-asian="6pt" style:language-asian="zxx" style:country-asian="none" style:font-style-asian="italic" style:font-weight-asian="normal" style:font-name-complex="Times New Roman" style:font-size-complex="6pt" style:font-style-complex="italic" style:font-weight-complex="normal" style:text-emphasize="none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font-name="Gotham Book" fo:font-size="2pt" fo:letter-spacing="0.007cm" fo:text-shadow="none" fo:font-weight="bold" officeooo:rsid="00481ece" fo:background-color="transparent" loext:char-shading-value="0" style:font-size-asian="2pt" style:language-asian="zxx" style:country-asian="none" style:font-weight-asian="bold" style:font-name-complex="Calibri1" style:font-size-complex="2pt" style:language-complex="ar" style:country-complex="SA" style:font-weight-complex="bold" style:text-emphasize="none"/>
    </style:style>
    <style:style style:name="T36" style:family="text">
      <style:text-properties style:font-name="Gotham Book" fo:font-size="6pt" fo:font-style="italic" style:font-size-asian="6pt" style:font-style-asian="italic" style:font-size-complex="6pt" style:font-style-complex="italic"/>
    </style:style>
    <style:style style:name="T37" style:family="text">
      <style:text-properties style:font-name="Gotham Book" fo:font-size="7pt" fo:font-style="italic" style:font-size-asian="7pt" style:font-style-asian="italic" style:font-size-complex="7pt" style:font-style-complex="italic"/>
    </style:style>
    <style:style style:name="T38" style:family="text">
      <style:text-properties style:use-window-font-color="true" style:font-name="Gotham Book" fo:font-size="6pt" fo:letter-spacing="normal" fo:language="it" fo:country="IT" fo:font-style="italic" style:text-underline-style="none" style:letter-kerning="false" style:font-name-asian="Times New Roman" style:font-size-asian="6pt" style:font-style-asian="italic" style:font-name-complex="Times New Roman" style:font-size-complex="6pt" style:font-style-complex="italic" style:text-scale="105%" style:text-overline-style="none" style:text-overline-color="font-color"/>
    </style:style>
    <style:style style:name="T39" style:family="text">
      <style:text-properties style:use-window-font-color="true" style:font-name="Gotham Book" fo:font-size="7pt" fo:letter-spacing="normal" fo:language="it" fo:country="IT" fo:font-style="italic" style:text-underline-style="none" style:letter-kerning="false" style:font-name-asian="Times New Roman" style:font-size-asian="7pt" style:font-style-asian="italic" style:font-name-complex="Times New Roman" style:font-size-complex="7pt" style:font-style-complex="italic" style:text-scale="105%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header-rows>
          <table:table-row table:style-name="Tabella2.1">
            <table:table-cell table:style-name="Tabella2.A1" office:value-type="string">
              <text:p text:style-name="P72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office:value-type="string">
              <text:p text:style-name="P72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A1" office:value-type="string">
              <text:p text:style-name="P71"><text:placeholder text:placeholder-type="text">&lt;translate(u'UoM')&gt;</text:placeholder></text:p>
            </table:table-cell>
            <table:table-cell table:style-name="Tabella2.A1" office:value-type="string">
              <text:p text:style-name="P70"><text:placeholder text:placeholder-type="text">&lt;translate(u'q.ty')&gt;</text:placeholder></text:p>
            </table:table-cell>
            <table:table-cell table:style-name="Tabella2.A1" office:value-type="string">
              <text:p text:style-name="P70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table:number-columns-spanned="2" office:value-type="string">
              <text:p text:style-name="P79"><text:placeholder text:placeholder-type="text">&lt;get_label(o.order_line[0],'date_planned')&gt;</text:placeholder></text:p>
            </table:table-cell>
            <table:covered-table-cell/>
            <table:table-cell table:style-name="Tabella2.A1" office:value-type="string">
              <text:p text:style-name="P69"><text:placeholder text:placeholder-type="text">&lt;translate(u'VAT')&gt;</text:placeholder></text:p>
            </table:table-cell>
            <table:table-cell table:style-name="Tabella2.A1" office:value-type="string">
              <text:p text:style-name="P70"><text:placeholder text:placeholder-type="text">&lt;translate(u'total untaxed')&gt;</text:placeholder></text:p>
            </table:table-cell>
          </table:table-row>
        </table:table-header-rows>
        <table:table-row table:style-name="Tabella2.1">
          <table:table-cell table:style-name="Tabella2.A2" table:number-columns-spanned="9" office:value-type="string">
            <text:p text:style-name="P75"><text:bookmark-start text:name="__DdeLink__8287_2116006207"/><text:bookmark-start text:name="__DdeLink__1878_1422078000"/><text:placeholder text:placeholder-type="text">&lt;for each="line in o.order_line"&gt;</text:placeholder><text:bookmark-end text:name="__DdeLink__8287_2116006207"/><text:bookmark-end text:name="__DdeLink__1878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4" table:number-columns-spanned="9" office:value-type="string">
            <text:p text:style-name="P48"><text:placeholder text:placeholder-type="text">&lt;if test="(check_installed_module('product_package') and not line.product_id.is_pack or True) and not line.product_id.service_type in ['other', 'transport', 'contribution', 'discount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4" table:number-columns-spanned="9" office:value-type="string">
            <text:p text:style-name="P60"><text:bookmark-start text:name="__DdeLink__4690_2105110995"/><text:bookmark-start text:name="__DdeLink__771_1869814482"/><text:placeholder text:placeholder-type="text">&lt;if test="line.product_id.product_tmpl_id.attribute_line_ids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5" office:value-type="string">
            <text:p text:style-name="P23"><text:placeholder text:placeholder-type="text">&lt;line.product_id and line.product_id.code or line.product_tmpl_id and line.product_tmpl_id.prefix_code or ''&gt;</text:placeholder></text:p>
          </table:table-cell>
          <table:table-cell table:style-name="Tabella2.B5" office:value-type="string">
            <text:p text:style-name="P86"><text:span text:style-name="Strong_20_Emphasis"><text:span text:style-name="T30"><text:placeholder text:placeholder-type="text">&lt;for each="nl in line.name.split('\n')"&gt;</text:placeholder></text:span></text:span></text:p>
            <text:p text:style-name="P86"><text:span text:style-name="Strong_20_Emphasis"><text:span text:style-name="T30"><text:placeholder text:placeholder-type="text">&lt;nl.upper()&gt;</text:placeholder></text:span></text:span></text:p>
            <text:p text:style-name="P88"><text:span text:style-name="Strong_20_Emphasis"><text:span text:style-name="T32"><text:placeholder text:placeholder-type="text">&lt;/for&gt;</text:placeholder></text:span></text:span></text:p>
            <text:p text:style-name="P54"><text:span text:style-name="Strong_20_Emphasis"><text:span text:style-name="T32"><text:placeholder text:placeholder-type="text">&lt;line.product_id and line.product_id.description_sale or line.product_tmpl_id and line.product_tmpl_id.description_sale or ''&gt;</text:placeholder></text:span></text:span></text:p>
          </table:table-cell>
          <table:table-cell table:style-name="Tabella2.C5" office:value-type="string">
            <text:p text:style-name="P84"><text:span text:style-name="Strong_20_Emphasis"><text:span text:style-name="T26"><text:placeholder text:placeholder-type="text">&lt;line.product_uom and line.product_uom.name&gt;</text:placeholder></text:span></text:span></text:p>
          </table:table-cell>
          <table:table-cell table:style-name="Tabella2.D5" office:value-type="string">
            <text:p text:style-name="P85"><text:span text:style-name="Strong_20_Emphasis"><text:span text:style-name="T20"><text:placeholder text:placeholder-type="text">&lt;if test="line.product_qty != 0.0"&gt;</text:placeholder></text:span></text:span><text:span text:style-name="Strong_20_Emphasis"><text:span text:style-name="T17"> </text:span></text:span><text:span text:style-name="Strong_20_Emphasis"><text:span text:style-name="T18"><text:placeholder text:placeholder-type="text">&lt;formatLang(line.product_qty,digits=0)&gt;</text:placeholder></text:span></text:span><text:span text:style-name="Strong_20_Emphasis"><text:span text:style-name="T20"><text:placeholder text:placeholder-type="text">&lt;/if&gt;</text:placeholder></text:span></text:span></text:p>
          </table:table-cell>
          <table:table-cell table:style-name="Tabella2.E5" office:value-type="string">
            <text:p text:style-name="P63"><text:span text:style-name="Strong_20_Emphasis"><text:span text:style-name="T29"><text:placeholder text:placeholder-type="text">&lt;if test="line.price_unit != 0.0"&gt;</text:placeholder></text:span></text:span><text:span text:style-name="T38"><text:placeholder text:placeholder-type="text">&lt;formatLang(line.price_unit, monetary=True)&gt;</text:placeholder></text:span><text:span text:style-name="Strong_20_Emphasis"><text:span text:style-name="T29"><text:placeholder text:placeholder-type="text">&lt;/if&gt;</text:placeholder></text:span></text:span></text:p>
          </table:table-cell>
          <table:table-cell table:style-name="Tabella2.F5" table:number-columns-spanned="2" office:value-type="string">
            <text:p text:style-name="P82"><text:bookmark-start text:name="__DdeLink__743_738167129"/><text:span text:style-name="Strong_20_Emphasis"><text:span text:style-name="T35"><text:placeholder text:placeholder-type="text">&lt;setLang('it_IT')&gt;</text:placeholder></text:span></text:span><text:span text:style-name="Strong_20_Emphasis"><text:span text:style-name="T34"><text:placeholder text:placeholder-type="text">&lt;formatLang(line.date_planned, date=True)&gt;</text:placeholder></text:span></text:span><text:span text:style-name="Strong_20_Emphasis"><text:span text:style-name="T35"><text:placeholder text:placeholder-type="text">&lt;setLang(o.partner_id.lang or  'it_IT')&gt;</text:placeholder></text:span></text:span><text:bookmark-end text:name="__DdeLink__743_738167129"/></text:p>
          </table:table-cell>
          <table:covered-table-cell/>
          <table:table-cell table:style-name="Tabella2.H5" office:value-type="string">
            <text:p text:style-name="P90"><text:span text:style-name="Strong_20_Emphasis"><text:span text:style-name="T23"><text:placeholder text:placeholder-type="text">&lt;if test="o.fiscal_position.country_id.code =='IT'"&gt;</text:placeholder></text:span></text:span><text:span text:style-name="Strong_20_Emphasis"><text:span text:style-name="T22"><text:placeholder text:placeholder-type="text">&lt;if test="line.taxes_id"&gt;</text:placeholder></text:span></text:span><text:span text:style-name="Strong_20_Emphasis"><text:span text:style-name="T22"><text:placeholder text:placeholder-type="text">&lt;for each="tax in line.taxes_id"&gt;</text:placeholder></text:span></text:span><text:span text:style-name="Strong_20_Emphasis"><text:span text:style-name="T16"><text:placeholder text:placeholder-type="text">&lt;formatLang(tax.amount *100, digits=0)&gt;</text:placeholder></text:span></text:span><text:span text:style-name="Strong_20_Emphasis"><text:span text:style-name="T16">%</text:span></text:span><text:span text:style-name="Strong_20_Emphasis"><text:span text:style-name="T22"><text:placeholder text:placeholder-type="text">&lt;/for&gt;</text:placeholder></text:span></text:span><text:span text:style-name="Strong_20_Emphasis"><text:span text:style-name="T22"><text:placeholder text:placeholder-type="text">&lt;/if&gt;</text:placeholder></text:span></text:span><text:span text:style-name="Strong_20_Emphasis"><text:span text:style-name="T22"><text:placeholder text:placeholder-type="text">&lt;/if&gt;</text:placeholder></text:span></text:span></text:p>
          </table:table-cell>
          <table:table-cell table:style-name="Tabella2.I5" office:value-type="string">
            <text:p text:style-name="P64"><text:span text:style-name="Strong_20_Emphasis"><text:span text:style-name="T21"><text:placeholder text:placeholder-type="text">&lt;if test="line.product_qty != 0.0"&gt;</text:placeholder></text:span></text:span><text:span text:style-name="T36"><text:placeholder text:placeholder-type="text">&lt;formatLang(line.price_subtotal, monetary=True)&gt;</text:placeholder></text:span><text:span text:style-name="Strong_20_Emphasis"><text:span text:style-name="T21"><text:placeholder text:placeholder-type="text">&lt;/if&gt;</text:placeholder></text:span></text:span></text:p>
          </table:table-cell>
        </table:table-row>
        <table:table-row table:style-name="Tabella2.6">
          <table:table-cell table:style-name="Tabella2.A6" table:number-columns-spanned="9" office:value-type="string">
            <text:p text:style-name="P77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9" office:value-type="string">
            <text:p text:style-name="P60"><text:bookmark-start text:name="__DdeLink__868_1266394671"/><text:placeholder text:placeholder-type="text">&lt;if test="not line.product_id.product_tmpl_id.attribute_line_ids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24"><text:placeholder text:placeholder-type="text">&lt;line.product_id and line.product_id.code or ''&gt;</text:placeholder></text:p>
          </table:table-cell>
          <table:table-cell table:style-name="Tabella2.B8" office:value-type="string">
            <text:p text:style-name="P86"><text:span text:style-name="Strong_20_Emphasis"><text:span text:style-name="T31"><text:placeholder text:placeholder-type="text">&lt;for each="nl in line.name.split('\n')"&gt;</text:placeholder></text:span></text:span></text:p>
            <text:p text:style-name="P86"><text:span text:style-name="Strong_20_Emphasis"><text:span text:style-name="T31"><text:placeholder text:placeholder-type="text">&lt;nl&gt;</text:placeholder></text:span></text:span></text:p>
            <text:p text:style-name="P87"><text:span text:style-name="Strong_20_Emphasis"><text:span text:style-name="T33"><text:placeholder text:placeholder-type="text">&lt;/for&gt;</text:placeholder></text:span></text:span></text:p>
          </table:table-cell>
          <table:table-cell table:style-name="Tabella2.C8" office:value-type="string">
            <text:p text:style-name="P83"><text:bookmark-start text:name="__DdeLink__1068_1621327982"/><text:span text:style-name="Strong_20_Emphasis"><text:span text:style-name="T24"><text:placeholder text:placeholder-type="text">&lt;line.product_uom and line.product_uom.name&gt;</text:placeholder></text:span></text:span><text:bookmark-end text:name="__DdeLink__1068_1621327982"/></text:p>
          </table:table-cell>
          <table:table-cell table:style-name="Tabella2.D8" office:value-type="string">
            <text:p text:style-name="P83"><text:span text:style-name="Strong_20_Emphasis"><text:span text:style-name="T20"><text:placeholder text:placeholder-type="text">&lt;if test="line.product_qty != 0.0"&gt;</text:placeholder></text:span></text:span><text:span text:style-name="Strong_20_Emphasis"><text:span text:style-name="T15"> </text:span></text:span><text:span text:style-name="Strong_20_Emphasis"><text:span text:style-name="T25"><text:placeholder text:placeholder-type="text">&lt;formatLang(line.product_qty,digits=0)&gt;</text:placeholder></text:span></text:span><text:span text:style-name="Strong_20_Emphasis"><text:span text:style-name="T20"><text:placeholder text:placeholder-type="text">&lt;/if&gt;</text:placeholder></text:span></text:span></text:p>
          </table:table-cell>
          <table:table-cell table:style-name="Tabella2.E8" office:value-type="string">
            <text:p text:style-name="P80"><text:span text:style-name="Strong_20_Emphasis"><text:span text:style-name="T29"><text:placeholder text:placeholder-type="text">&lt;if test="line.price_unit != 0.0"&gt;</text:placeholder></text:span></text:span><text:span text:style-name="T39"><text:placeholder text:placeholder-type="text">&lt;formatLang(line.price_unit, monetary=True)&gt;</text:placeholder></text:span><text:span text:style-name="Strong_20_Emphasis"><text:span text:style-name="T29"><text:placeholder text:placeholder-type="text">&lt;/if&gt;</text:placeholder></text:span></text:span></text:p>
          </table:table-cell>
          <table:table-cell table:style-name="Tabella2.F8" office:value-type="string">
            <text:p text:style-name="P82"><text:span text:style-name="Strong_20_Emphasis"><text:span text:style-name="T35"><text:placeholder text:placeholder-type="text">&lt;setLang('it_IT')&gt;</text:placeholder></text:span></text:span><text:span text:style-name="Strong_20_Emphasis"><text:span text:style-name="T19"><text:placeholder text:placeholder-type="text">&lt;formatLang(line.date_planned, date=True)&gt;</text:placeholder></text:span></text:span><text:span text:style-name="Strong_20_Emphasis"><text:span text:style-name="T35"><text:placeholder text:placeholder-type="text">&lt;setLang(o.partner_id.lang or  'it_IT')&gt;</text:placeholder></text:span></text:span></text:p>
          </table:table-cell>
          <table:table-cell table:style-name="Tabella2.G8" table:number-columns-spanned="2" office:value-type="string">
            <text:p text:style-name="P91"><text:span text:style-name="Strong_20_Emphasis"><text:span text:style-name="T23"><text:placeholder text:placeholder-type="text">&lt;if test="o.fiscal_position.country_id.code =='IT'"&gt;</text:placeholder></text:span></text:span><text:span text:style-name="Strong_20_Emphasis"><text:span text:style-name="T22"><text:placeholder text:placeholder-type="text">&lt;if test="line.taxes_id"&gt;</text:placeholder></text:span></text:span><text:span text:style-name="Strong_20_Emphasis"><text:span text:style-name="T22"><text:placeholder text:placeholder-type="text">&lt;for each="tax in line.taxes_id"&gt;</text:placeholder></text:span></text:span><text:span text:style-name="Strong_20_Emphasis"><text:span text:style-name="T27"><text:placeholder text:placeholder-type="text">&lt;formatLang(tax.amount *100, digits=0)&gt;</text:placeholder></text:span></text:span><text:span text:style-name="Strong_20_Emphasis"><text:span text:style-name="T27">%</text:span></text:span><text:span text:style-name="Strong_20_Emphasis"><text:span text:style-name="T22"><text:placeholder text:placeholder-type="text">&lt;/for&gt;</text:placeholder></text:span></text:span><text:span text:style-name="Strong_20_Emphasis"><text:span text:style-name="T22"><text:placeholder text:placeholder-type="text">&lt;/if&gt;</text:placeholder></text:span></text:span><text:span text:style-name="Strong_20_Emphasis"><text:span text:style-name="T22"><text:placeholder text:placeholder-type="text">&lt;/if&gt;</text:placeholder></text:span></text:span></text:p>
          </table:table-cell>
          <table:covered-table-cell/>
          <table:table-cell table:style-name="Tabella2.I8" office:value-type="string">
            <text:p text:style-name="P81"><text:span text:style-name="Strong_20_Emphasis"><text:span text:style-name="T21"><text:placeholder text:placeholder-type="text">&lt;if test="line.product_qty != 0.0"&gt;</text:placeholder></text:span></text:span><text:span text:style-name="T37"><text:placeholder text:placeholder-type="text">&lt;formatLang(line.price_subtotal, monetary=True)&gt;</text:placeholder></text:span><text:span text:style-name="Strong_20_Emphasis"><text:span text:style-name="T21"><text:placeholder text:placeholder-type="text">&lt;/if&gt;</text:placeholder></text:span></text:span></text:p>
          </table:table-cell>
        </table:table-row>
        <table:table-row table:style-name="Tabella2.9">
          <table:table-cell table:style-name="Tabella2.A9" table:number-columns-spanned="9" office:value-type="string">
            <text:p text:style-name="P7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9" office:value-type="string">
            <text:p text:style-name="P7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table:number-columns-spanned="9" office:value-type="string">
            <text:p text:style-name="P2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2.3" style:family="table-row">
      <style:table-row-properties style:min-row-height="1.7cm"/>
    </style:style>
    <style:style style:name="Table2.A3" style:family="table-cell">
      <style:table-cell-properties style:vertical-align="" fo:padding="0cm" fo:border="none"/>
    </style:style>
    <style:style style:name="Table2.B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10.952cm"/>
    </style:style>
    <style:style style:name="Table1.B" style:family="table-column">
      <style:table-column-properties style:column-width="8.04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B1" style:family="table-cell">
      <style:table-cell-properties style:vertical-align="" fo:padding-left="0.049cm" fo:padding-right="0.049cm" fo:padding-top="0cm" fo:padding-bottom="0cm" fo:border="none"/>
    </style:style>
    <style:style style:name="Table1.A2" style:family="table-cell">
      <style:table-cell-properties style:vertical-align="bottom" fo:padding-left="0.053cm" fo:padding-right="0.053cm" fo:padding-top="0cm" fo:padding-bottom="0cm" fo:border-left="none" fo:border-right="none" fo:border-top="none" fo:border-bottom="0.5pt solid #b2b2b2"/>
    </style:style>
    <style:style style:name="Tabella5" style:family="table">
      <style:table-properties style:width="18.999cm" table:align="left"/>
    </style:style>
    <style:style style:name="Tabella5.A" style:family="table-column">
      <style:table-column-properties style:column-width="3.701cm"/>
    </style:style>
    <style:style style:name="Tabella5.B" style:family="table-column">
      <style:table-column-properties style:column-width="0.12cm"/>
    </style:style>
    <style:style style:name="Tabella5.I" style:family="table-column">
      <style:table-column-properties style:column-width="3.717cm"/>
    </style:style>
    <style:style style:name="Tabella5.1" style:family="table-row">
      <style:table-row-properties style:min-row-height="0.411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5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5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e3d893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e3d893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e3d89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8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9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0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1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1efacd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12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1efacde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3" style:family="paragraph" style:parent-style-name="Standard">
      <loext:graphic-properties draw:fill="none" draw:fill-color="#ffffff"/>
      <style:paragraph-properties fo:text-align="start" style:justify-single-word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4" style:family="paragraph" style:parent-style-name="Text_20_body">
      <style:text-properties fo:font-size="6pt" style:font-size-asian="5.25pt" style:font-size-complex="6pt"/>
    </style:style>
    <style:style style:name="MP15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e7412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e74126" style:font-size-asian="8pt" style:font-style-asian="normal" style:font-size-complex="8pt" style:font-style-complex="normal"/>
    </style:style>
    <style:style style:name="MP1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74126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e74126" style:font-size-asian="8pt" style:font-style-asian="normal" style:font-weight-asian="bold" style:font-size-complex="8pt" style:font-style-complex="normal" style:font-weight-complex="bold"/>
    </style:style>
    <style:style style:name="MP1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ce11e" style:font-size-asian="8pt" style:font-style-asian="normal" style:font-weight-asian="normal" style:font-size-complex="8pt" style:font-style-complex="normal" style:font-weight-complex="normal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e74126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e91533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e91533" style:font-size-asian="8pt" style:font-style-asian="normal" style:font-size-complex="8pt" style:font-style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9153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e91533" style:font-size-asian="8pt" style:font-style-asian="normal" style:font-weight-asian="bold" style:font-size-complex="8pt" style:font-style-complex="normal" style:font-weight-complex="bold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e91533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3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3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3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3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M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3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36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37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f54704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1f54704" fo:background-color="transparent" style:font-size-asian="8pt" style:font-size-complex="8pt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MP4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8" style:family="paragraph" style:parent-style-name="Standard">
      <style:text-properties fo:font-size="4pt" style:font-size-asian="3.5pt" style:font-size-complex="4pt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8277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0" style:family="paragraph" style:parent-style-name="Standard">
      <style:paragraph-properties fo:text-align="start" style:justify-single-word="false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4d70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a22b91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53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MP54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71c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6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8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f86e40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60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94d3a9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61" style:family="paragraph" style:parent-style-name="Standard">
      <style:text-properties fo:font-size="6pt" style:font-size-asian="5.25pt" style:font-size-complex="6pt"/>
    </style:style>
    <style:style style:name="MP62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1f00c16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fo:background-color="transparent" loext:char-shading-value="0" style:font-size-asian="8pt" style:font-size-complex="8pt"/>
    </style:style>
    <style:style style:name="M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3" style:family="text">
      <style:text-properties fo:letter-spacing="0.007cm" style:font-name-asian="Times New Roman" style:font-name-complex="Microsoft Sans Serif" style:language-complex="ar" style:country-complex="SA"/>
    </style:style>
    <style:style style:name="MT4" style:family="text">
      <style:text-properties fo:font-size="2pt" officeooo:rsid="016a1d2a" fo:background-color="transparent" loext:char-shading-value="0" style:font-size-asian="2pt" style:font-size-complex="2pt"/>
    </style:style>
    <style:style style:name="MT5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6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7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8" style:family="text">
      <style:text-properties officeooo:rsid="0093c4ce" fo:background-color="transparent" loext:char-shading-value="0"/>
    </style:style>
    <style:style style:name="MT9" style:family="text">
      <style:text-properties fo:background-color="transparent" loext:char-shading-value="0"/>
    </style:style>
    <style:style style:name="MT10" style:family="text">
      <style:text-properties officeooo:rsid="0090aa57"/>
    </style:style>
    <style:style style:name="MT11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2" style:family="text">
      <style:text-properties fo:font-size="8pt" style:font-size-asian="8pt" style:font-size-complex="8pt"/>
    </style:style>
    <style:style style:name="MT13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14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style:letter-kerning="false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/>
    </style:style>
    <style:style style:name="MT15" style:family="text">
      <style:text-properties fo:font-weight="normal" style:font-weight-asian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company.logo_width,company.logo_heigth,'cm')" text:anchor-type="paragraph" svg:x="0cm" svg:y="-0.071cm" svg:width="7.999cm" draw:z-index="0"><draw:text-box fo:min-height="3cm"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 or  'it_IT')&gt;</text:placeholder></text:p>
              <text:p text:style-name="MP3"><text:placeholder text:placeholder-type="text">&lt;get_label(o,'date_order')&gt;</text:placeholder></text:p>
            </table:table-cell>
            <table:table-cell table:style-name="Table2.B1" table:number-rows-spanned="2" office:value-type="string">
              <text:p text:style-name="MP4"/>
              <text:p text:style-name="MP5"><text:placeholder text:placeholder-type="text">&lt;translate(report_xml.name)&gt;</text:placeholder></text:p>
              <text:p text:style-name="MP6"><text:span text:style-name="MT1"><text:placeholder text:placeholder-type="text">&lt;o.name or ''&gt;</text:placeholder></text:span><text:span text:style-name="MT1"> </text:span></text:p>
            </table:table-cell>
            <table:table-cell table:style-name="Table2.D1" office:value-type="string">
              <text:p text:style-name="MP7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8"/>
            </table:table-cell>
            <table:table-cell table:style-name="Table2.B2" office:value-type="string">
              <text:p text:style-name="MP9"><text:span text:style-name="MT2"><text:placeholder text:placeholder-type="text">&lt;setLang('it_IT')&gt;</text:placeholder></text:span><text:placeholder text:placeholder-type="text">&lt;formatLang(o.date_order, date=True)&gt;</text:placeholder><text:span text:style-name="MT2"><text:placeholder text:placeholder-type="text">&lt;setLang(o.partner_id.lang or  'it_IT')&gt;</text:placeholder></text:span></text:p>
            </table:table-cell>
            <table:covered-table-cell/>
            <table:table-cell table:style-name="Table2.D2" office:value-type="string">
              <text:p text:style-name="MP10"><text:page-number text:select-page="current">1</text:page-number>/<text:span text:style-name="MT3"><text:page-count>1</text:page-count></text:span></text:p>
            </table:table-cell>
          </table:table-row>
          <table:table-row table:style-name="Table2.3">
            <table:table-cell table:style-name="Table2.A3" office:value-type="string">
              <text:p text:style-name="MP11"/>
              <text:p text:style-name="MP11"/>
              <text:p text:style-name="MP12"><text:span text:style-name="MT4"><text:placeholder text:placeholder-type="text">&lt;if test="footer_header()"&gt;</text:placeholder></text:span><text:placeholder text:placeholder-type="text">&lt;o.company_id.rml_footer&gt;</text:placeholder><text:span text:style-name="MT4"><text:placeholder text:placeholder-type="text">&lt;/if&gt;</text:placeholder></text:span></text:p>
            </table:table-cell>
            <table:table-cell table:style-name="Table2.B3" table:number-columns-spanned="3" office:value-type="string">
              <text:p text:style-name="MP13"/>
            </table:table-cell>
            <table:covered-table-cell/>
            <table:covered-table-cell/>
          </table:table-row>
        </table:table>
        <text:p text:style-name="MP14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5"><text:bookmark-start text:name="__DdeLink__1818_1368305246"/><text:placeholder text:placeholder-type="text">&lt;if test="o.dest_address_id"&gt;</text:placeholder><text:bookmark-end text:name="__DdeLink__1818_1368305246"/><text:bookmark-start text:name="__DdeLink__2251_1368305246"/></text:p>
              <text:p text:style-name="MP16"><text:bookmark-start text:name="__DdeLink__1481_400434007"/><text:span text:style-name="MT5"><text:placeholder text:placeholder-type="text">&lt;get_label(o,'dest_address_id')&gt;</text:placeholder></text:span><text:span text:style-name="MT6">:</text:span><text:bookmark-end text:name="__DdeLink__1481_400434007"/></text:p>
              <text:p text:style-name="MP17"><text:placeholder text:placeholder-type="text">&lt;o.dest_address_id.title&gt;</text:placeholder></text:p>
              <text:p text:style-name="MP18"><text:bookmark-start text:name="__DdeLink__1486_400434007"/><text:placeholder text:placeholder-type="text">&lt;o.dest_address_id.name or ''&gt;</text:placeholder><text:bookmark-end text:name="__DdeLink__1486_400434007"/></text:p>
              <text:p text:style-name="MP19"><text:placeholder text:placeholder-type="text">&lt;o.dest_address_id.street or ''&gt;</text:placeholder> <text:placeholder text:placeholder-type="text">&lt;o.dest_address_id.street2 or ''&gt;</text:placeholder></text:p>
              <text:p text:style-name="MP20"><text:bookmark-end text:name="__DdeLink__2251_1368305246"/><text:placeholder text:placeholder-type="text">&lt;o.dest_address_id.zip or ''&gt;</text:placeholder> <text:s/><text:placeholder text:placeholder-type="text">&lt;o.dest_address_id.city or ''&gt;</text:placeholder> <text:placeholder text:placeholder-type="text">&lt;o.dest_address_id.state_id and ('(' + o.dest_address_id.state_id.code +')') or ''&gt;</text:placeholder> <text:placeholder text:placeholder-type="text">&lt;o.dest_address_id.country_id and o.dest_address_id.country_id.name or ''&gt;</text:placeholder></text:p>
              <text:p text:style-name="MP15"><text:placeholder text:placeholder-type="text">&lt;/if&gt;</text:placeholder></text:p>
              <text:p text:style-name="MP21"><text:bookmark-start text:name="__DdeLink__1818_13683052461"/><text:placeholder text:placeholder-type="text">&lt;if test="not o.dest_address_id and o.picking_type_id and o.picking_type_id.warehouse_id"&gt;</text:placeholder><text:bookmark-end text:name="__DdeLink__1818_13683052461"/></text:p>
              <text:p text:style-name="MP22"><text:span text:style-name="MT5"><text:placeholder text:placeholder-type="text">&lt;get_label(o,'picking_type_id')&gt;</text:placeholder></text:span><text:bookmark-start text:name="__DdeLink__1481_4004340071"/><text:span text:style-name="MT6">:</text:span><text:bookmark-end text:name="__DdeLink__1481_4004340071"/></text:p>
              <text:p text:style-name="MP23"><text:placeholder text:placeholder-type="text">&lt;o.picking_type_id.warehouse_id.partner_id.title&gt;</text:placeholder></text:p>
              <text:p text:style-name="MP24"><text:bookmark-start text:name="__DdeLink__1486_4004340071"/><text:placeholder text:placeholder-type="text">&lt;o.picking_type_id.warehouse_id.partner_id.name or ''&gt;</text:placeholder><text:bookmark-end text:name="__DdeLink__1486_4004340071"/></text:p>
              <text:p text:style-name="MP19"><text:placeholder text:placeholder-type="text">&lt;o.picking_type_id.warehouse_id.partner_id.street or ''&gt;</text:placeholder> <text:placeholder text:placeholder-type="text">&lt;o.picking_type_id.warehouse_id.partner_id.street2 or ''&gt;</text:placeholder></text:p>
              <text:p text:style-name="MP25"><text:placeholder text:placeholder-type="text">&lt;o.picking_type_id.warehouse_id.partner_id.zip or ''&gt;</text:placeholder> <text:s/><text:placeholder text:placeholder-type="text">&lt;o.picking_type_id.warehouse_id.partner_id.city or ''&gt;</text:placeholder> <text:placeholder text:placeholder-type="text">&lt;o.picking_type_id.warehouse_id.partner_id.state_id and ('(' + o.picking_type_id.warehouse_id.partner_id.state_id.code + ')') or ''&gt;</text:placeholder> <text:placeholder text:placeholder-type="text">&lt;o.picking_type_id.warehouse_id.partner_id.country_id and o.picking_type_id.warehouse_id.partner_id.country_id.name or ''&gt;</text:placeholder></text:p>
              <text:p text:style-name="MP25"/>
              <text:p text:style-name="MP21"><text:placeholder text:placeholder-type="text">&lt;/if&gt;</text:placeholder></text:p>
            </table:table-cell>
            <table:table-cell table:style-name="Table1.B1" office:value-type="string">
              <text:p text:style-name="MP26"><text:bookmark-start text:name="__DdeLink__1484_400434007"/><text:span text:style-name="MT5"><text:placeholder text:placeholder-type="text">&lt;get_label(o,'partner_id')&gt;</text:placeholder></text:span><text:bookmark-end text:name="__DdeLink__1484_400434007"/><text:span text:style-name="MT6">:</text:span></text:p>
              <text:p text:style-name="MP27"><text:placeholder text:placeholder-type="text">&lt;o.partner_id.title&gt;</text:placeholder></text:p>
              <text:p text:style-name="MP28"><text:bookmark-start text:name="__DdeLink__1492_400434007"/><text:placeholder text:placeholder-type="text">&lt;o.partner_id.name or ''&gt;</text:placeholder><text:bookmark-end text:name="__DdeLink__1492_400434007"/></text:p>
              <text:p text:style-name="MP19"><text:placeholder text:placeholder-type="text">&lt;o.partner_id.street or ''&gt;</text:placeholder> <text:placeholder text:placeholder-type="text">&lt;o.partner_id.street2 or ''&gt;</text:placeholder></text:p>
              <text:p text:style-name="MP29"><text:placeholder text:placeholder-type="text">&lt;o.partner_id.zip or ''&gt;</text:placeholder> <text:s/><text:placeholder text:placeholder-type="text">&lt;o.partner_id.city or ''&gt;</text:placeholder> <text:placeholder text:placeholder-type="text">&lt;o.partner_id.state_id and ('(' + o.partner_id.state_id.code + ')') or ''&gt;</text:placeholder> <text:placeholder text:placeholder-type="text">&lt;o.partner_id.country_id and o.partner_id.country_id.name or ''&gt;</text:placeholder></text:p>
              <text:p text:style-name="MP30"/>
              <text:p text:style-name="MP31"><text:span text:style-name="MT7"><text:placeholder text:placeholder-type="text">&lt;get_label(o.partner_id,'phone')&gt;</text:placeholder></text:span><text:span text:style-name="MT8"><text:tab/>: </text:span><text:span text:style-name="MT9"><text:placeholder text:placeholder-type="text">&lt;o.partner_id.phone&gt;</text:placeholder></text:span></text:p>
              <text:p text:style-name="MP32"><text:span text:style-name="MT8">@<text:tab/>: </text:span><text:span text:style-name="MT9"><text:placeholder text:placeholder-type="text">&lt;o.partner_id.email&gt;</text:placeholder></text:span></text:p>
              <text:p text:style-name="MP33"><text:placeholder text:placeholder-type="text">&lt;if test="o.partner_id.fiscalcode"&gt;</text:placeholder></text:p>
              <text:p text:style-name="MP34"><text:span text:style-name="MT10">C.F.<text:tab/>: </text:span><text:bookmark-start text:name="__DdeLink__6896_400434007"/><text:span text:style-name="MT9"><text:placeholder text:placeholder-type="text">&lt;o.partner_id.fiscalcode or ''&gt;</text:placeholder></text:span><text:bookmark-end text:name="__DdeLink__6896_400434007"/></text:p>
              <text:p text:style-name="MP33"><text:placeholder text:placeholder-type="text">&lt;/if&gt;</text:placeholder></text:p>
              <text:p text:style-name="MP35"><text:span text:style-name="MT11"><text:placeholder text:placeholder-type="text">&lt;translate(u'VAT')&gt;</text:placeholder></text:span><text:span text:style-name="MT8"><text:tab/></text:span><text:span text:style-name="MT9">: </text:span><text:span text:style-name="MT9"><text:placeholder text:placeholder-type="text">&lt;o.partner_id.vat or ''&gt;</text:placeholder></text:span></text:p>
              <text:p text:style-name="MP36"/>
            </table:table-cell>
          </table:table-row>
          <table:table-row table:style-name="Table1.1">
            <table:table-cell table:style-name="Table1.A2" table:number-columns-spanned="2" office:value-type="string">
              <text:p text:style-name="MP37"><text:placeholder text:placeholder-type="text">&lt;get_label(o.payment_term_id, 'name')&gt;</text:placeholder></text:p>
            </table:table-cell>
            <table:covered-table-cell/>
          </table:table-row>
          <table:table-row table:style-name="Table1.1">
            <table:table-cell table:style-name="Table1.A2" table:number-columns-spanned="2" office:value-type="string">
              <text:p text:style-name="MP38"><text:bookmark-start text:name="__DdeLink__2659_1714787434"/><text:placeholder text:placeholder-type="text">&lt;choose&gt;</text:placeholder></text:p>
              <text:p text:style-name="MP38"><text:placeholder text:placeholder-type="text">&lt;get_selection_item(o.payment_term_id, o.payment_term_id.type) or ''&gt;</text:placeholder></text:p>
              <text:p text:style-name="MP39"><text:placeholder text:placeholder-type="text">&lt;o.payment_term_id and o.payment_term_id.note or o.payment_term_id and o.payment_term_id.name or ''&gt;</text:placeholder></text:p>
              <text:p text:style-name="MP38"><text:placeholder text:placeholder-type="text">&lt;when test="o.payment_term_id.type == 'RB'"&gt;</text:placeholder></text:p>
              <text:p text:style-name="MP38"><text:placeholder text:placeholder-type="text">&lt;choose&gt;</text:placeholder></text:p>
              <text:p text:style-name="MP38"><text:placeholder text:placeholder-type="text">&lt;when test="o.partner_id.bank_riba_id"&gt;</text:placeholder></text:p>
              <text:p text:style-name="MP38"><text:span text:style-name="MT12"><text:placeholder text:placeholder-type="text">&lt;o.partner_id.bank_riba_id.abi or ''&gt;</text:placeholder></text:span> <text:span text:style-name="MT12"><text:placeholder text:placeholder-type="text">&lt;o.partner_id.bank_riba_id.cab or ''&gt;</text:placeholder></text:span> <text:span text:style-name="MT12"><text:placeholder text:placeholder-type="text">&lt;o.partner_id.bank_riba_id.name or '' &gt;</text:placeholder></text:span></text:p>
              <text:p text:style-name="MP38"><text:placeholder text:placeholder-type="text">&lt;/when&gt;</text:placeholder></text:p>
              <text:p text:style-name="MP38"><text:placeholder text:placeholder-type="text">&lt;otherwise&gt;</text:placeholder></text:p>
              <text:p text:style-name="MP38"><text:placeholder text:placeholder-type="text">&lt;if test="o.partner_id.bank_ids"&gt;</text:placeholder></text:p>
              <text:p text:style-name="MP39"><text:placeholder text:placeholder-type="text">&lt;o.partner_id.bank_ids[0].bank_name or '' &gt;</text:placeholder></text:p>
              <text:p text:style-name="MP38"><text:placeholder text:placeholder-type="text">&lt;/if&gt;</text:placeholder></text:p>
              <text:p text:style-name="MP38"><text:placeholder text:placeholder-type="text">&lt;/otherwise&gt;</text:placeholder></text:p>
              <text:p text:style-name="MP38"><text:placeholder text:placeholder-type="text">&lt;/choose&gt;</text:placeholder></text:p>
              <text:p text:style-name="MP38"><text:placeholder text:placeholder-type="text">&lt;/when&gt;</text:placeholder></text:p>
              <text:p text:style-name="MP38"><text:placeholder text:placeholder-type="text">&lt;otherwise&gt;</text:placeholder></text:p>
              <text:p text:style-name="MP40"><text:placeholder text:placeholder-type="text">&lt;choose&gt;</text:placeholder></text:p>
              <text:p text:style-name="MP41"><text:placeholder text:placeholder-type="text">&lt;when test="o.partner_id.company_bank_id"&gt;</text:placeholder></text:p>
              <text:p text:style-name="MP39"><text:span text:style-name="MT13"><text:placeholder text:placeholder-type="text">&lt;o.partner_id.company_bank_id.bank_name&gt;</text:placeholder></text:span><text:span text:style-name="MT13"> IBAN </text:span><text:span text:style-name="MT13"><text:placeholder text:placeholder-type="text">&lt;o.partner_id.company_bank_id.iban&gt;</text:placeholder></text:span></text:p>
              <text:p text:style-name="MP41"><text:placeholder text:placeholder-type="text">&lt;/when&gt;</text:placeholder></text:p>
              <text:p text:style-name="MP42"><text:placeholder text:placeholder-type="text">&lt;otherwise&gt;</text:placeholder></text:p>
              <text:p text:style-name="MP43"><text:placeholder text:placeholder-type="text">&lt;if test="o.partner_id.bank_ids"&gt;</text:placeholder></text:p>
              <text:p text:style-name="MP44"><text:span text:style-name="MT13"><text:placeholder text:placeholder-type="text">&lt;o.partner_id.bank_ids[0].bank_name or '' &gt;</text:placeholder></text:span><text:span text:style-name="MT13"> IBAN </text:span><text:span text:style-name="MT13"><text:placeholder text:placeholder-type="text">&lt;o.partner_id.bank_ids[0].iban&gt;</text:placeholder></text:span></text:p>
              <text:p text:style-name="MP41"><text:placeholder text:placeholder-type="text">&lt;/if&gt;</text:placeholder></text:p>
              <text:p text:style-name="MP40"><text:placeholder text:placeholder-type="text">&lt;/otherwise&gt;</text:placeholder></text:p>
              <text:p text:style-name="MP45"><text:placeholder text:placeholder-type="text">&lt;/choose&gt;</text:placeholder></text:p>
              <text:p text:style-name="MP38"><text:bookmark-start text:name="__DdeLink__1113_910980541"/><text:placeholder text:placeholder-type="text">&lt;/otherwise&gt;</text:placeholder></text:p>
              <text:p text:style-name="MP46"><text:placeholder text:placeholder-type="text">&lt;/choose&gt;</text:placeholder><text:bookmark-end text:name="__DdeLink__1113_910980541"/><text:bookmark-end text:name="__DdeLink__2659_1714787434"/></text:p>
            </table:table-cell>
            <table:covered-table-cell/>
          </table:table-row>
        </table:table>
        <text:p text:style-name="MP47"/>
      </style:header>
      <style:footer>
        <text:p text:style-name="MP48"/>
        <table:table table:name="Tabella5" table:style-name="Tabella5"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I"/>
          <table:table-row table:style-name="Tabella5.1">
            <table:table-cell table:style-name="Tabella5.A1" office:value-type="string">
              <text:p text:style-name="MP49"/>
            </table:table-cell>
            <table:table-cell table:style-name="Tabella5.B1" office:value-type="string">
              <text:p text:style-name="MP50"/>
            </table:table-cell>
            <table:table-cell table:style-name="Tabella5.A1" office:value-type="string">
              <text:p text:style-name="MP51"/>
            </table:table-cell>
            <table:table-cell table:style-name="Tabella5.B1" office:value-type="string">
              <text:p text:style-name="Standard"/>
            </table:table-cell>
            <table:table-cell table:style-name="Tabella5.A1" office:value-type="string">
              <text:p text:style-name="MP52"><text:placeholder text:placeholder-type="text">&lt;get_label(o,'amount_untaxed')&gt;</text:placeholder></text:p>
            </table:table-cell>
            <table:table-cell table:style-name="Tabella5.B1" office:value-type="string">
              <text:p text:style-name="MP53"/>
            </table:table-cell>
            <table:table-cell table:style-name="Tabella5.A1" office:value-type="string">
              <text:p text:style-name="MP52"><text:placeholder text:placeholder-type="text">&lt;get_label(o,'amount_tax')&gt;</text:placeholder></text:p>
            </table:table-cell>
            <table:table-cell table:style-name="Tabella5.B1" office:value-type="string">
              <text:p text:style-name="MP53"/>
            </table:table-cell>
            <table:table-cell table:style-name="Tabella5.A1" office:value-type="string">
              <text:p text:style-name="MP53"><text:placeholder text:placeholder-type="text">&lt;get_label(o,'amount_total')&gt;</text:placeholder></text:p>
            </table:table-cell>
          </table:table-row>
          <table:table-row table:style-name="Tabella5.1">
            <table:table-cell table:style-name="Tabella5.A2" office:value-type="string">
              <text:p text:style-name="MP49"/>
            </table:table-cell>
            <table:table-cell table:style-name="Tabella5.B1" office:value-type="string">
              <text:p text:style-name="MP54"/>
            </table:table-cell>
            <table:table-cell table:style-name="Tabella5.A2" office:value-type="string">
              <text:p text:style-name="MP55"/>
            </table:table-cell>
            <table:table-cell table:style-name="Tabella5.B1" office:value-type="string">
              <text:p text:style-name="MP56"/>
            </table:table-cell>
            <table:table-cell table:style-name="Tabella5.A2" office:value-type="string">
              <text:p text:style-name="MP57"><text:placeholder text:placeholder-type="text">&lt;formatLang(o.amount_untaxed,monetary=True,currency_obj=o.currency_id)&gt;</text:placeholder></text:p>
            </table:table-cell>
            <table:table-cell table:style-name="Tabella5.B1" office:value-type="string">
              <text:p text:style-name="MP58"/>
            </table:table-cell>
            <table:table-cell table:style-name="Tabella5.A2" office:value-type="string">
              <text:p text:style-name="MP59"><text:span text:style-name="Strong_20_Emphasis"><text:span text:style-name="MT14"><text:placeholder text:placeholder-type="text">&lt;if test="o.fiscal_position.country_id.code =='IT'"&gt;</text:placeholder></text:span></text:span><text:placeholder text:placeholder-type="text">&lt;formatLang(o.amount_tax,monetary=True,currency_obj=o.currency_id)&gt;</text:placeholder><text:span text:style-name="Strong_20_Emphasis"><text:span text:style-name="MT14"><text:placeholder text:placeholder-type="text">&lt;/if&gt;</text:placeholder></text:span></text:span></text:p>
            </table:table-cell>
            <table:table-cell table:style-name="Tabella5.B1" office:value-type="string">
              <text:p text:style-name="MP58"/>
            </table:table-cell>
            <table:table-cell table:style-name="Tabella5.A2" office:value-type="string">
              <text:p text:style-name="MP60"><text:span text:style-name="MT15"><text:s/></text:span><text:placeholder text:placeholder-type="text">&lt;formatLang(o.amount_total,monetary=True,currency_obj=o.currency_id)&gt;</text:placeholder></text:p>
            </table:table-cell>
          </table:table-row>
        </table:table>
        <text:p text:style-name="MP61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62"><text:bookmark-start text:name="__DdeLink__22927_1773268512"/><text:span text:style-name="MT4"><text:placeholder text:placeholder-type="text">&lt;if test="not footer_header()"&gt;</text:placeholder></text:span><text:placeholder text:placeholder-type="text">&lt;o.company_id.rml_footer&gt;</text:placeholder><text:span text:style-name="MT4"><text:placeholder text:placeholder-type="text">&lt;/if&gt;</text:placeholder></text:span><text:bookmark-end text:name="__DdeLink__22927_1773268512"/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8-01-26T15:58:48.028069170</dc:date>
    <meta:editing-duration>P6DT8H38M55S</meta:editing-duration>
    <meta:editing-cycles>765</meta:editing-cycles>
    <meta:generator>LibreOffice/5.1.6.2$Linux_X86_64 LibreOffice_project/10m0$Build-2</meta:generator>
    <meta:document-statistic meta:table-count="5" meta:image-count="0" meta:object-count="0" meta:page-count="1" meta:paragraph-count="106" meta:word-count="350" meta:character-count="5291" meta:non-whitespace-character-count="5038"/>
  </office:meta>
</office:document-meta>
</file>